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5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ella krav</text:p>
      <text:p text:style-name="Standard"/>
      <text:p text:style-name="Standard">FT 1.1.4 Borde testa en SQL injection också.</text:p>
      <text:p text:style-name="Standard"/>
      <text:p text:style-name="Standard">FT 1.1.5 Referens till "V" som inte har definerats. Det borde dessutom gå att lägga till en användare <text:s/>som projektledare eftersom det bara finns en och det max ska få finnas två.</text:p>
      <text:p text:style-name="Standard"/>
      <text:p text:style-name="Standard">FT 1.2.2 Saknas i SVVS</text:p>
      <text:p text:style-name="Standard"/>
      <text:p text:style-name="Standard">FT 1.3.2 Saknas i SVVS<text:line-break/></text:p>
      <text:p text:style-name="P1">Autentisering</text:p>
      <text:p text:style-name="Standard"><text:line-break/>FT 2.1.5 Ensamt citationstecken</text:p>
      <text:p text:style-name="Standard"/>
      <text:p text:style-name="Standard">FT 2.1.6 Felaktig referens, ett test för FT 2.1.6 i SVVI saknas och de efterföljande testen har blivit förskjutna</text:p>
      <text:p text:style-name="Standard"/>
      <text:p text:style-name="Standard">FT 2.3.1 Det kanske borde finnas flera användare av olika typer i systemet. Så att vi kan säkerställa att admin kan ta bort alla typer av användare.</text:p>
      <text:p text:style-name="Standard"/>
      <text:p text:style-name="Standard">FT 2.5.5 Det kanske är bättre att specificera precis hur många projektgrupper det finns i stället för att säga att det finns fler och en användare är medlem i minst en.</text:p>
      <text:p text:style-name="Standard"/>
      <text:p text:style-name="Standard">ST 2.2.1 Det finns väl inte flera olika tidrapportmallar längre?</text:p>
      <text:p text:style-name="Standard"/>
      <text:p text:style-name="P1">Tidrapportering</text:p>
      <text:p text:style-name="P1"/>
      <text:p text:style-name="P3">FT 3.1.1 Det borde kanske specificeras att det finns en grupp i systemet och att projektmedlemen är medlem i den gruppen.</text:p>
      <text:p text:style-name="P3"/>
      <text:p text:style-name="P3">FT 3.1.4 Det borde finnas några tidrapporter som inte tillhör användaren i fråga också.</text:p>
      <text:p text:style-name="P3"/>
      <text:p text:style-name="P3">FT 3.2.1 Det bör specificeras vilka rapporter som finns i systemet från början.</text:p>
      <text:p text:style-name="P3"/>
      <text:p text:style-name="P3">FT 3.2.4 Det bör specificeras vilka användare och rapporter som finns i starttillståndet.</text:p>
      <text:p text:style-name="P3"/>
      <text:p text:style-name="P3">Referenserna stämmer inte under kategorin Tidrapportering:Data. De test som är utgångna verkar ha rubbat på ordningen.</text:p>
      <text:p text:style-name="P3"/>
      <text:p text:style-name="P2">Administration</text:p>
      <text:p text:style-name="P2"><text:span text:style-name="T1"/></text:p>
      <text:p text:style-name="P2"><text:span text:style-name="T1">FT 4.2.1 tilldela en roll "t1", "t2" eller "t3" i stället för "testare".</text:span></text:p>
      <text:p text:style-name="P2"><text:span text:style-name="T1"/></text:p>
      <text:p text:style-name="P2"><text:span text:style-name="T1">FT 4.2.7 <text:s/>- 4.2.9 Det borde stå vilka tidrapporter som finns i systemet i starttillståndet.</text:span></text:p>
      <text:p text:style-name="P2"><text:span text:style-name="T1"/></text:p>
      <text:p text:style-name="P2"><text:span text:style-name="T1">FT 4.3.1 Användare B borde deklareras i startillståndet.</text:span></text:p>
      <text:p text:style-name="P2"><text:span text:style-name="T1"/></text:p>
      <text:p text:style-name="P2"><text:span text:style-name="T1">FT 4.3.2 – 4.3.9 Det borde defineras i startillståndet vilka rapporter som finns i systemet.</text:span></text:p>
      <text:p text:style-name="P2"><text:span text:style-name="T1"/></text:p>
      <text:p text:style-name="P2"><text:span text:style-name="T1">Efter Administration:Administratör så blir formateringen på numret på testerna annorlunda. Den blir fetstilt och står längre till höger än tidigare.</text:span></text:p>
      <text:p text:style-name="P2"><text:soft-page-break/><text:span text:style-name="T1"/></text:p>
      <text:p text:style-name="P2"><text:span text:style-name="T1">FT 4.3.13 Projektgrupp D borde deklareras i startillståndet.</text:span></text:p>
      <text:p text:style-name="P2"><text:span text:style-name="T1">FT 4.3.14 Projektledare B borde deklareras i startillståndet.</text:span></text:p>
      <text:p text:style-name="P2"><text:span text:style-name="T1"/></text:p>
      <text:p text:style-name="P2"><text:span text:style-name="T1">FT 4.3.15 Deklarera projektledare B och projektgrupp D i startillståndet.</text:span></text:p>
      <text:p text:style-name="P2"><text:span text:style-name="T1"/></text:p>
      <text:p text:style-name="P2"><text:span text:style-name="T1">FT 4.3.18 – 4.3.20 Projektgrupp D borde deklareras i startillståndet.</text:span></text:p>
      <text:p text:style-name="P2"><text:span text:style-name="T1"/></text:p>
      <text:p text:style-name="P2"><text:span text:style-name="T1">FT 4.3.21 I SVVS står det "ta bort grupp med medlemmar i", i SVVI står det inget om medlemmar i gruppen som ska tas bort.<text:line-break/><text:line-break/>FT 4.3.23 Användare B borde deklareras i starttillståndet.</text:span></text:p>
      <text:p text:style-name="P2"><text:span text:style-name="T1"/></text:p>
      <text:p text:style-name="P2"><text:span text:style-name="T1">FT 4.3.25 Det ska bara finnas en administratör.</text:span></text:p>
      <text:p text:style-name="P2"><text:span text:style-name="T1"/></text:p>
      <text:p text:style-name="P2"><text:span text:style-name="T1">FT 4.4.2 Skriv ut exakt vilka namn som vi ska använda (hitta på några namn)</text:span></text:p>
      <text:p text:style-name="P2"><text:span text:style-name="T1"/></text:p>
      <text:p text:style-name="P2"><text:span text:style-name="T1">FT 4.4.3 Definera vilken projektgrupp som finns från början och ge den ett namn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5S</meta:editing-duration>
    <meta:editing-cycles>21</meta:editing-cycles>
    <meta:generator>OpenOffice.org/3.4$Win32 OpenOffice.org_project/340m1$Build-9590</meta:generator>
    <dc:date>2014-10-07T23:32:27.79</dc:date>
    <meta:document-statistic meta:table-count="0" meta:image-count="0" meta:object-count="0" meta:page-count="2" meta:paragraph-count="31" meta:word-count="400" meta:character-count="2447"/>
    <meta:user-defined meta:name="Info 1"/>
    <meta:user-defined meta:name="Info 2"/>
    <meta:user-defined meta:name="Info 3"/>
    <meta:user-defined meta:name="Info 4"/>
  </office:meta>
</office:document-meta>
</file>